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ManagerImpl.IOMana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OManagerImpl.addIOHandler( IOHandler io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OManagerImpl.importContent( ImportContext context , boolean isColle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OManagerImpl.importContent( ImportContext context , DavResource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OManagerImpl.exportContent( ExportContext context , boolean isColle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OManagerImpl.exportContent( ExportContext context , DavResource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OManagerImpl.getIO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